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5fb47"/>
    </style:style>
    <style:style style:name="P4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a4a06" officeooo:paragraph-rsid="001a4a06"/>
    </style:style>
    <style:style style:name="T1" style:family="text">
      <style:text-properties officeooo:rsid="0015fb47"/>
    </style:style>
    <style:style style:name="T2" style:family="text">
      <style:text-properties officeooo:rsid="001719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5"/>
      <text:p text:style-name="P7">Blog Site</text:p>
      <text:p text:style-name="P2"/>
      <text:p text:style-name="P6">Challenge 1</text:p>
      <text:p text:style-name="P4"/>
      <text:list xml:id="list3820139702" text:style-name="L3">
        <text:list-item>
          <text:p text:style-name="P3"><text:span text:style-name="T1">Have the home root redirect to the “home” ejs page.</text:span></text:p>
        </text:list-item>
        <text:list-item>
          <text:p text:style-name="P3"><text:span text:style-name="T1">Have an h1 on this ejs page that says “Home”.</text:span></text:p>
          <text:list>
            <text:list-item>
              <text:p text:style-name="P3"/>
              <text:p text:style-name="P3">//<text:span text:style-name="T2">Redirect home route to home</text:span><text:line-break/>app.get("/", function(req, res) {<text:line-break/> res.render("home");<text:line-break/>});</text:p>
              <text:list>
                <text:list-item>
                  <text:list>
                    <text:list-item>
                      <text:p text:style-name="P8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03:48:19.129000000</dc:date>
    <meta:editing-duration>PT12M21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8" meta:word-count="47" meta:character-count="251" meta:non-whitespace-character-count="215"/>
  </office:meta>
</office:document-meta>
</file>